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officeooo:rsid="03b3ca38" officeooo:paragraph-rsid="03b3ca38"/>
    </style:style>
    <style:style style:name="P2" style:family="paragraph" style:parent-style-name="Normal_20__28_Web_29_">
      <style:text-properties fo:color="#000000" fo:font-size="16pt" fo:font-weight="bold" officeooo:rsid="03c34993" officeooo:paragraph-rsid="03cb3b0f" style:font-size-asian="16pt" style:font-weight-asian="bold" style:font-size-complex="16pt" style:font-weight-complex="bold"/>
    </style:style>
    <style:style style:name="P3" style:family="paragraph" style:parent-style-name="Normal_20__28_Web_29_">
      <style:text-properties fo:color="#000000" fo:font-size="16pt" fo:font-weight="bold" officeooo:rsid="03c3d9ee" officeooo:paragraph-rsid="03d56984" style:font-size-asian="16pt" style:font-weight-asian="bold" style:font-size-complex="16pt" style:font-weight-complex="bold"/>
    </style:style>
    <style:style style:name="P4" style:family="paragraph" style:parent-style-name="Normal_20__28_Web_29_">
      <style:text-properties fo:color="#000000" style:text-line-through-style="none" style:text-line-through-type="none" style:font-name="Calibri" fo:font-size="16pt" style:text-underline-style="none" fo:font-weight="bold" officeooo:rsid="03c34993" officeooo:paragraph-rsid="03cbc02e" style:text-blinking="false" fo:background-color="#ffffff" style:font-name-asian="Times New Roman1" style:font-size-asian="16pt" style:language-asian="en" style:country-asian="IN" style:font-weight-asian="bold" style:font-name-complex="Arial" style:font-size-complex="16pt" style:font-weight-complex="bold" loext:padding="0cm" loext:border="none"/>
    </style:style>
    <style:style style:name="P5" style:family="paragraph" style:parent-style-name="Standard" style:list-style-name="L1">
      <style:text-properties fo:color="#000000" officeooo:rsid="03d48c8f" officeooo:paragraph-rsid="03d1cb83"/>
    </style:style>
    <style:style style:name="P6" style:family="paragraph" style:parent-style-name="Standard" style:list-style-name="L1">
      <style:text-properties fo:color="#000000" officeooo:rsid="03d11851" officeooo:paragraph-rsid="03d1cb83"/>
    </style:style>
    <style:style style:name="P7" style:family="paragraph" style:parent-style-name="Standard" style:list-style-name="L1">
      <style:text-properties fo:color="#000000" officeooo:paragraph-rsid="03d11851"/>
    </style:style>
    <style:style style:name="P8" style:family="paragraph" style:parent-style-name="Standard" style:list-style-name="L1">
      <style:text-properties fo:color="#006600" officeooo:paragraph-rsid="03cb3b0f"/>
    </style:style>
    <style:style style:name="P9" style:family="paragraph" style:parent-style-name="Standard" style:list-style-name="L1">
      <style:paragraph-properties fo:margin-top="0cm" fo:margin-bottom="0.423cm" loext:contextual-spacing="false" fo:line-height="100%" fo:text-align="justify" style:justify-single-word="false"/>
      <style:text-properties officeooo:paragraph-rsid="03d56984"/>
    </style:style>
    <style:style style:name="P10" style:family="paragraph" style:parent-style-name="Standard" style:list-style-name="L1">
      <style:paragraph-properties fo:margin-top="0cm" fo:margin-bottom="0.423cm" loext:contextual-spacing="false" fo:line-height="100%" fo:text-align="justify" style:justify-single-word="false"/>
      <style:text-properties officeooo:paragraph-rsid="03cf3fd1"/>
    </style:style>
    <style:style style:name="P11" style:family="paragraph" style:parent-style-name="Standard" style:list-style-name="L1">
      <style:paragraph-properties fo:margin-top="0cm" fo:margin-bottom="0.423cm" loext:contextual-spacing="false" fo:line-height="100%" fo:text-align="justify" style:justify-single-word="false"/>
      <style:text-properties officeooo:paragraph-rsid="03cb3b0f"/>
    </style:style>
    <style:style style:name="P12"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72514"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3"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2pt" style:text-underline-style="none" fo:font-weight="normal" officeooo:rsid="03872514" officeooo:paragraph-rsid="03cb3b0f" style:text-blinking="false" fo:background-color="#ffffff" style:font-name-asian="Times New Roman1" style:font-size-asian="12pt" style:language-asian="en" style:country-asian="IN" style:font-weight-asian="normal" style:font-name-complex="Arial" style:font-size-complex="12pt" style:font-weight-complex="normal" loext:padding="0cm" loext:border="none"/>
    </style:style>
    <style:style style:name="P14"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5"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000000" officeooo:rsid="015be6c0" officeooo:paragraph-rsid="03cd0e8f"/>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006600" officeooo:paragraph-rsid="03cf3fd1"/>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006600" style:text-line-through-style="none" style:text-line-through-type="none" style:font-name="Calibri" fo:font-size="10pt" style:text-underline-style="none" fo:font-weight="normal" officeooo:rsid="038cb8c1"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006600" style:text-line-through-style="none" style:text-line-through-type="none" style:font-name="Calibri" fo:font-size="10pt" style:text-underline-style="none" fo:font-weight="normal" officeooo:rsid="038fa6e2"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c02e" style:text-blinking="false" fo:background-color="#ffffff" style:font-name-asian="Times New Roman1" style:font-size-asian="9pt" style:font-weight-asian="normal" style:font-name-complex="Arial" style:font-size-complex="9pt" style:font-weight-complex="normal" loext:padding="0cm" loext:border="none"/>
    </style:style>
    <style:style style:name="P22" style:family="paragraph" style:parent-style-name="Standard" style:list-style-name="L1">
      <style:paragraph-properties fo:margin-top="0cm" fo:margin-bottom="0cm" loext:contextual-spacing="false" fo:line-height="100%" fo:text-align="justify" style:justify-single-word="false"/>
      <style:text-properties officeooo:paragraph-rsid="03cb3b0f"/>
    </style:style>
    <style:style style:name="P23" style:family="paragraph" style:parent-style-name="Standard" style:list-style-name="L1">
      <style:paragraph-properties fo:margin-top="0cm" fo:margin-bottom="0cm" loext:contextual-spacing="false" fo:line-height="100%" fo:text-align="justify" style:justify-single-word="false"/>
      <style:text-properties officeooo:paragraph-rsid="03c4a76d"/>
    </style:style>
    <style:style style:name="P24" style:family="paragraph" style:parent-style-name="Normal_20__28_Web_29_" style:master-page-name="Standard">
      <style:paragraph-properties style:page-number="auto"/>
      <style:text-properties fo:color="#ff0000" officeooo:rsid="03b3ca38" officeooo:paragraph-rsid="03b3ca38"/>
    </style:style>
    <style:style style:name="P25" style:family="paragraph" style:parent-style-name="Normal_20__28_Web_29_" style:list-style-name="L1">
      <style:text-properties fo:color="#ff0000" officeooo:paragraph-rsid="03cb3b0f"/>
    </style:style>
    <style:style style:name="P26" style:family="paragraph" style:parent-style-name="Normal_20__28_Web_29_" style:list-style-name="L1">
      <style:text-properties fo:color="#ff0000" officeooo:rsid="03a95bea" officeooo:paragraph-rsid="03cb3b0f"/>
    </style:style>
    <style:style style:name="T1" style:family="text">
      <style:text-properties fo:color="#00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fo:language="en" fo:country="IN" style:text-underline-style="none" fo:font-weight="normal" officeooo:rsid="03d569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officeooo:rsid="03a88eb0"/>
    </style:style>
    <style:style style:name="T5" style:family="text">
      <style:text-properties fo:color="#ff0000"/>
    </style:style>
    <style:style style:name="T6" style:family="text">
      <style:text-properties fo:color="#ff0000" style:font-name="Calibri" officeooo:rsid="03b5645e" style:font-name-asian="Times New Roman1" style:font-name-complex="Arial"/>
    </style:style>
    <style:style style:name="T7" style:family="text">
      <style:text-properties fo:color="#ff0000" style:font-name="Calibri" officeooo:rsid="036d1c82" style:font-name-asian="Times New Roman1" style:font-name-complex="Arial"/>
    </style:style>
    <style:style style:name="T8" style:family="text">
      <style:text-properties fo:color="#ff0000" style:font-name="Calibri" officeooo:rsid="0339a5f5" style:font-name-asian="Times New Roman1" style:font-name-complex="Arial"/>
    </style:style>
    <style:style style:name="T9" style:family="text">
      <style:text-properties fo:color="#ff0000" style:font-name="Calibri" officeooo:rsid="036b8b38" style:font-name-asian="Times New Roman1" style:font-name-complex="Arial"/>
    </style:style>
    <style:style style:name="T10" style:family="text">
      <style:text-properties fo:color="#ff0000" style:font-name="Calibri" fo:language="en" fo:country="IN" officeooo:rsid="037d3754" style:font-name-asian="Times New Roman1" style:font-name-complex="Arial"/>
    </style:style>
    <style:style style:name="T11" style:family="text">
      <style:text-properties fo:color="#ff0000" style:text-line-through-style="none" style:text-line-through-type="none" style:font-name="Calibri" fo:font-size="9pt" style:text-underline-style="none" fo:font-weight="normal" officeooo:rsid="036d1c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ff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ff0000" style:text-line-through-style="none" style:text-line-through-type="none" style:font-name="Calibri" fo:font-size="9pt" style:text-underline-style="none" fo:font-weight="normal" officeooo:rsid="03d8d2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officeooo:rsid="03d56984"/>
    </style:style>
    <style:style style:name="T15" style:family="text">
      <style:text-properties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style:text-line-through-style="none" style:text-line-through-type="none" style:font-name="Calibri" fo:font-size="9pt" style:text-underline-style="none" fo:font-weight="normal" officeooo:rsid="03d8d2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officeooo:rsid="03d7f0b0"/>
    </style:style>
    <style:style style:name="T20" style:family="text">
      <style:text-properties fo:color="#006600"/>
    </style:style>
    <style:style style:name="T21" style:family="text">
      <style:text-properties fo:color="#0066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66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6600" style:text-line-through-style="none" style:text-line-through-type="none" style:font-name="Calibri" fo:font-size="9pt" style:text-underline-style="none" fo:font-weight="normal" officeooo:rsid="03d8d2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6600" style:font-name="Calibri" officeooo:rsid="0339a5f5" style:font-name-asian="Times New Roman1" style:font-name-complex="Arial"/>
    </style:style>
    <style:style style:name="T25" style:family="text">
      <style:text-properties style:font-name="Calibri" officeooo:rsid="0339a5f5" style:font-name-asian="Times New Roman1" style:font-name-complex="Ari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ust must read:</text:p>
      <text:p text:style-name="P1"><text:a xlink:type="simple" xlink:href="https://github.com/donnemartin/system-design-primer#reverse-proxy-web-server" text:style-name="Internet_20_link" text:visited-style-name="Visited_20_Internet_20_Link"><text:span text:style-name="T5">https://github.com/donnemartin/system-design-primer#reverse-proxy-web-server</text:span></text:a></text:p>
      <text:p text:style-name="P3"><text:span text:style-name="T14">Greengst architecture</text:span>:</text:p>
      <text:list xml:id="list1665987192484793622" text:style-name="L1">
        <text:list-item>
          <text:p text:style-name="P9"><text:span text:style-name="Source_20_Text"><text:span text:style-name="T2">What are the problems in greengst current architecture and how will you solve it</text:span></text:span><text:span text:style-name="Source_20_Text"><text:span text:style-name="T1">?</text:span></text:span></text:p>
        </text:list-item>
      </text:list>
      <text:p text:style-name="P3">OOP Design Questions:</text:p>
      <text:list xml:id="list180327122404508" text:continue-numbering="true" text:style-name="L1">
        <text:list-item>
          <text:p text:style-name="P10"><text:span text:style-name="Source_20_Text"><text:span text:style-name="T21">Design a LRU cache.</text:span></text:span></text:p>
        </text:list-item>
        <text:list-item>
          <text:p text:style-name="P17">Design online chess game for players.</text:p>
        </text:list-item>
        <text:list-item>
          <text:p text:style-name="P8">Design a snake and ladder game. Was asked to provide the class diagram. He kept on adding featues and asked me how they could be incorporated in the design.</text:p>
        </text:list-item>
        <text:list-item>
          <text:p text:style-name="P18">Design a sudoku game. <text:span text:style-name="T19">(Basically not a OO Design problem, backtracking algorithm question)</text:span></text:p>
        </text:list-item>
        <text:list-item>
          <text:p text:style-name="P19">Design a snake game of nokia mobile.</text:p>
        </text:list-item>
        <text:list-item>
          <text:p text:style-name="P20"><text:span text:style-name="Source_20_Text"><text:span text:style-name="T24">Design Coffee vending machine.</text:span></text:span></text:p>
        </text:list-item>
        <text:list-item>
          <text:p text:style-name="P22"><text:span text:style-name="Source_20_Text"><text:span text:style-name="T22">Design a Class Diagram for CCD like vender where a customer can ask for Multiple Toppings. Code should be extendible. </text:span></text:span><text:span text:style-name="Source_20_Text"><text:span text:style-name="T23">(Decorator pattern)</text:span></text:span></text:p>
        </text:list-item>
        <text:list-item>
          <text:p text:style-name="P20"><text:span text:style-name="Source_20_Text"><text:span text:style-name="T7">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25">Designing amazon recommendations. Write apis. Scaling of the system, how to handle huge number of calls.</text:p>
        </text:list-item>
        <text:list-item>
          <text:p text:style-name="P15"><text:span text:style-name="Source_20_Text"><text:span text:style-name="T7">Design and implement an class to provide site hit counters which provides interface to increase counter, get last hour data and get last 10 seconds data.</text:span></text:span></text:p>
        </text:list-item>
        <text:list-item>
          <text:p text:style-name="P15"><text:span text:style-name="Source_20_Text"><text:span text:style-name="T10">Design a system so that a million jobs with different priority can be executed such that we can optimize the servers  efficiency. obviously the jobs with high priority execute first.</text:span></text:span></text:p>
        </text:list-item>
      </text:list>
      <text:p text:style-name="P2">System Design Questions:</text:p>
      <text:list xml:id="list180326294575771" text:continue-numbering="true" text:style-name="L1">
        <text:list-item>
          <text:p text:style-name="P5">System Design Important infos.</text:p>
        </text:list-item>
        <text:list-item>
          <text:p text:style-name="P6">Design a system that scales to million of users on AWS.</text:p>
        </text:list-item>
        <text:list-item>
          <text:p text:style-name="P7">Design Tiny Url.</text:p>
        </text:list-item>
        <text:list-item>
          <text:p text:style-name="P16"><text:span text:style-name="Source_20_Text"><text:span text:style-name="T15">Design twitter.</text:span></text:span></text:p>
        </text:list-item>
        <text:list-item>
          <text:p text:style-name="P11"><text:span text:style-name="Source_20_Text"><text:span text:style-name="T3">Design pastebin.</text:span></text:span></text:p>
        </text:list-item>
        <text:list-item>
          <text:p text:style-name="P15"><text:span text:style-name="Source_20_Text"><text:span text:style-name="T6">Design whatsapp.</text:span></text:span></text:p>
        </text:list-item>
        <text:list-item>
          <text:p text:style-name="P11"><text:span text:style-name="Source_20_Text"><text:span text:style-name="T11">Design Site like bookmyshow.</text:span></text:span></text:p>
        </text:list-item>
        <text:list-item>
          <text:p text:style-name="P13">Design Restaurant reservation system (HLD).</text:p>
        </text:list-item>
        <text:list-item>
          <text:p text:style-name="P25">Design medplus system. Discussion on scaling, architecture of these systems. </text:p>
        </text:list-item>
        <text:list-item>
          <text:p text:style-name="P25"><text:soft-page-break/>Design Lenskart system. Discussion on scaling, architecture of these systems. </text:p>
        </text:list-item>
        <text:list-item>
          <text:p text:style-name="P25">Designing a small electronic repair shop and scale the system to bigger level.</text:p>
        </text:list-item>
        <text:list-item>
          <text:p text:style-name="P22"><text:span text:style-name="Source_20_Text"><text:span text:style-name="T12">Design a HLD and LLD for Food Delivery System like Swiggy.</text:span></text:span></text:p>
        </text:list-item>
        <text:list-item>
          <text:p text:style-name="P15"><text:span text:style-name="Source_20_Text"><text:span text:style-name="T7">Design app store. How it will be handled on server and client side. Needed to come up with mechanism using which apps which are supported on client's device is only visible.</text:span></text:span></text:p>
        </text:list-item>
        <text:list-item>
          <text:p text:style-name="P20"><text:span text:style-name="Source_20_Text"><text:span text:style-name="T7">Design Amazon's last mile delivery system. This is the system that manages the final delivery of a product to the customer after the product has reached the destination area (city, town, etc).</text:span></text:span></text:p>
        </text:list-item>
        <text:list-item>
          <text:p text:style-name="P15"><text:span text:style-name="Source_20_Text"><text:span text:style-name="T7">Design a coupon service to manage discounts given by coupon codes. It should be possible to add the service to an existing e-commerce company. The coupon service offering could also be a separate company in itself.</text:span></text:span></text:p>
        </text:list-item>
        <text:list-item>
          <text:p text:style-name="P12">Give a design to support bulkOrders or corporateOrders by re-using existing apis for BAU customer orders (such as placeOrder, validateOrder, confirmOrder, etc,.).</text:p>
        </text:list-item>
        <text:list-item>
          <text:p text:style-name="P14">Design google calendar, was framed in a different manner but was similar to google calendar.</text:p>
        </text:list-item>
        <text:list-item>
          <text:p text:style-name="P20"><text:span text:style-name="Source_20_Text"><text:span text:style-name="T8">Design a Email Server  / functionality like Gmail . How to scale it up.</text:span></text:span></text:p>
        </text:list-item>
        <text:list-item>
          <text:p text:style-name="P11"><text:span text:style-name="Source_20_Text"><text:span text:style-name="T11">Design REST base api for public image hosting server with PUT and GET. How the system architecture will look like.</text:span></text:span></text:p>
        </text:list-item>
        <text:list-item>
          <text:p text:style-name="P26">Designing Session management in d<text:span text:style-name="T4">i</text:span>stributed systems.</text:p>
        </text:list-item>
        <text:list-item>
          <text:p text:style-name="P11"><text:span text:style-name="Source_20_Text"><text:span text:style-name="T11">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
      <text:p text:style-name="P2">Holistic Design Questions:</text:p>
      <text:list xml:id="list180328015071600" text:continue-numbering="true" text:style-name="L1">
        <text:list-item>
          <text:p text:style-name="P23"><text:span text:style-name="Source_20_Text"><text:span text:style-name="T12">Design a System for Parking Lot. How to extend it for hundreds of PArking lots. </text:span></text:span><text:span text:style-name="Source_20_Text"><text:span text:style-name="T11">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21"><text:span text:style-name="Source_20_Text"><text:span text:style-name="T9">Interview question about </text:span></text:span><text:span text:style-name="Source_20_Text"><text:span text:style-name="T8">Most Challenging Design Work.</text:span></text:span></text:p>
        </text:list-item>
        <text:list-item>
          <text:p text:style-name="P21"><text:span text:style-name="Source_20_Text"><text:span text:style-name="T7">Interview question about When you debug a very complex problem.</text:span></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5-27T18:03:26.077515271</dc:date>
    <meta:editing-duration>P16DT8H54M36S</meta:editing-duration>
    <meta:editing-cycles>956</meta:editing-cycles>
    <meta:document-statistic meta:table-count="0" meta:image-count="0" meta:object-count="0" meta:page-count="2" meta:paragraph-count="42" meta:word-count="643" meta:character-count="3891" meta:non-whitespace-character-count="3320"/>
  </office:meta>
</office:document-meta>
</file>